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Lucida Sans Typewriter'" style:font-family-generic="modern" style:font-pitch="fixe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Lucida Sans Typewriter'" style:font-family-generic="modern" style:font-pitch="fixed" fo:font-weight="bold" style:font-weight-asian="bold" style:font-weight-complex="bold"/>
    </style:style>
    <style:style style:name="T1" style:family="text">
      <style:text-properties fo:font-family="'Lucida Sans Typewriter'" style:font-family-generic="modern" style:font-pitch="fixed"/>
    </style:style>
    <style:style style:name="T2" style:family="text">
      <style:text-properties fo:font-family="'Lucida Sans Typewriter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61cm" svg:y1="8cm" svg:x2="16.061cm" svg:y2="8cm">
          <text:p/>
        </draw:line>
        <draw:frame draw:style-name="gr2" draw:text-style-name="P2" draw:layer="layout" svg:width="7.741cm" svg:height="0.992cm" svg:x="7.191cm" svg:y="7.008cm">
          <draw:text-box>
            <text:p><text:span text:style-name="T1">XTCP_NEW_CONNECTION</text:span></text:p>
          </draw:text-box>
        </draw:frame>
        <draw:line draw:style-name="gr1" draw:text-style-name="P1" draw:layer="layout" svg:x1="6.061cm" svg:y1="8cm" svg:x2="16.061cm" svg:y2="8cm">
          <text:p/>
        </draw:line>
        <draw:line draw:style-name="gr1" draw:text-style-name="P1" draw:layer="layout" svg:x1="6.061cm" svg:y1="8cm" svg:x2="16.061cm" svg:y2="8cm">
          <text:p/>
        </draw:line>
        <draw:frame draw:style-name="gr2" draw:text-style-name="P2" draw:layer="layout" svg:width="7.741cm" svg:height="0.992cm" svg:x="7.191cm" svg:y="7.008cm">
          <draw:text-box>
            <text:p><text:span text:style-name="T1">XTCP_NEW_CONNECTION</text:span></text:p>
          </draw:text-box>
        </draw:frame>
        <draw:line draw:style-name="gr1" draw:text-style-name="P1" draw:layer="layout" svg:x1="6.061cm" svg:y1="8cm" svg:x2="16.061cm" svg:y2="8cm">
          <text:p/>
        </draw:line>
        <draw:line draw:style-name="gr3" draw:text-style-name="P1" draw:layer="layout" svg:x1="6.061cm" svg:y1="6.5cm" svg:x2="16.061cm" svg:y2="6.5cm">
          <text:p/>
        </draw:line>
        <draw:frame draw:style-name="gr4" draw:text-style-name="P2" draw:layer="layout" svg:width="5.836cm" svg:height="1cm" svg:x="8.143cm" svg:y="5.5cm">
          <draw:text-box>
            <text:p><text:span text:style-name="T1">xtcp_connect()</text:span></text:p>
          </draw:text-box>
        </draw:fram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1" draw:text-style-name="P1" draw:layer="layout" svg:x1="6.061cm" svg:y1="11cm" svg:x2="16.061cm" svg:y2="11cm">
          <text:p/>
        </draw:line>
        <draw:line draw:style-name="gr1" draw:text-style-name="P1" draw:layer="layout" svg:x1="6.061cm" svg:y1="11cm" svg:x2="16.061cm" svg:y2="11cm">
          <text:p/>
        </draw:line>
        <draw:line draw:style-name="gr1" draw:text-style-name="P1" draw:layer="layout" svg:x1="6.061cm" svg:y1="11cm" svg:x2="16.061cm" svg:y2="11cm">
          <text:p/>
        </draw:line>
        <draw:frame draw:style-name="gr2" draw:text-style-name="P2" draw:layer="layout" svg:width="6.979cm" svg:height="0.992cm" svg:x="7.572cm" svg:y="10.008cm">
          <draw:text-box>
            <text:p><text:span text:style-name="T1">XTCP_REQUEST_DATA</text:span></text:p>
          </draw:text-box>
        </draw:frame>
        <draw:line draw:style-name="gr1" draw:text-style-name="P1" draw:layer="layout" svg:x1="6.061cm" svg:y1="11cm" svg:x2="16.061cm" svg:y2="11cm">
          <text:p/>
        </draw:line>
        <draw:line draw:style-name="gr3" draw:text-style-name="P1" draw:layer="layout" svg:x1="6.061cm" svg:y1="9.5cm" svg:x2="16.061cm" svg:y2="9.5cm">
          <text:p/>
        </draw:line>
        <draw:frame draw:style-name="gr4" draw:text-style-name="P2" draw:layer="layout" svg:width="6.598cm" svg:height="1cm" svg:x="7.762cm" svg:y="8.5cm">
          <draw:text-box>
            <text:p><text:span text:style-name="T1">xtcp_init_send()</text:span></text:p>
          </draw:text-box>
        </draw:fram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1" draw:text-style-name="P1" draw:layer="layout" svg:x1="6.061cm" svg:y1="14cm" svg:x2="16.061cm" svg:y2="14cm">
          <text:p/>
        </draw:line>
        <draw:frame draw:style-name="gr2" draw:text-style-name="P2" draw:layer="layout" svg:width="5.836cm" svg:height="0.992cm" svg:x="8.143cm" svg:y="13.008cm">
          <draw:text-box>
            <text:p><text:span text:style-name="T1">XTCP_SENT_DATA</text:span></text:p>
          </draw:text-box>
        </draw:fram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3" draw:text-style-name="P1" draw:layer="layout" svg:x1="6.061cm" svg:y1="12.5cm" svg:x2="16.061cm" svg:y2="12.5cm">
          <text:p/>
        </draw:line>
        <draw:frame draw:style-name="gr4" draw:text-style-name="P2" draw:layer="layout" svg:width="4.693cm" svg:height="1cm" svg:x="8.715cm" svg:y="11.5cm">
          <draw:text-box>
            <text:p><text:span text:style-name="T1">xtcp_send()</text:span></text:p>
          </draw:text-box>
        </draw:fram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1" draw:text-style-name="P1" draw:layer="layout" svg:x1="6.061cm" svg:y1="17cm" svg:x2="16.061cm" svg:y2="17cm">
          <text:p/>
        </draw:line>
        <draw:frame draw:style-name="gr2" draw:text-style-name="P2" draw:layer="layout" svg:width="5.836cm" svg:height="0.992cm" svg:x="8.143cm" svg:y="16.008cm">
          <draw:text-box>
            <text:p><text:span text:style-name="T1">XTCP_SENT_DATA</text:span></text:p>
          </draw:text-box>
        </draw:frame>
        <draw:line draw:style-name="gr1" draw:text-style-name="P1" draw:layer="layout" svg:x1="6.061cm" svg:y1="17cm" svg:x2="16.061cm" svg:y2="17cm">
          <text:p/>
        </draw:line>
        <draw:line draw:style-name="gr1" draw:text-style-name="P1" draw:layer="layout" svg:x1="6.061cm" svg:y1="17cm" svg:x2="16.061cm" svg:y2="17cm">
          <text:p/>
        </draw:line>
        <draw:line draw:style-name="gr1" draw:text-style-name="P1" draw:layer="layout" svg:x1="6.061cm" svg:y1="17cm" svg:x2="16.061cm" svg:y2="17cm">
          <text:p/>
        </draw:line>
        <draw:line draw:style-name="gr3" draw:text-style-name="P1" draw:layer="layout" svg:x1="6.061cm" svg:y1="15.5cm" svg:x2="16.061cm" svg:y2="15.5cm">
          <text:p/>
        </draw:line>
        <draw:frame draw:style-name="gr4" draw:text-style-name="P2" draw:layer="layout" svg:width="4.693cm" svg:height="1cm" svg:x="8.715cm" svg:y="14.5cm">
          <draw:text-box>
            <text:p><text:span text:style-name="T1">xtcp_send()</text:span></text:p>
          </draw:text-box>
        </draw:fram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line draw:style-name="gr1" draw:text-style-name="P1" draw:layer="layout" svg:x1="6.061cm" svg:y1="19.7cm" svg:x2="16.061cm" svg:y2="19.7cm">
          <text:p/>
        </draw:line>
        <draw:frame draw:style-name="gr2" draw:text-style-name="P2" draw:layer="layout" svg:width="5.836cm" svg:height="0.992cm" svg:x="8.143cm" svg:y="18.708cm">
          <draw:text-box>
            <text:p><text:span text:style-name="T1">XTCP_RECV_DATA</text:span></text:p>
          </draw:text-box>
        </draw:frame>
        <draw:line draw:style-name="gr1" draw:text-style-name="P1" draw:layer="layout" svg:x1="6.061cm" svg:y1="19.7cm" svg:x2="16.061cm" svg:y2="19.7cm">
          <text:p/>
        </draw:line>
        <draw:line draw:style-name="gr1" draw:text-style-name="P1" draw:layer="layout" svg:x1="6.061cm" svg:y1="19.7cm" svg:x2="16.061cm" svg:y2="19.7cm">
          <text:p/>
        </draw:line>
        <draw:line draw:style-name="gr1" draw:text-style-name="P1" draw:layer="layout" svg:x1="6.061cm" svg:y1="19.7cm" svg:x2="16.061cm" svg:y2="19.7cm">
          <text:p/>
        </draw:line>
        <draw:line draw:style-name="gr3" draw:text-style-name="P1" draw:layer="layout" svg:x1="6.061cm" svg:y1="18.2cm" svg:x2="16.061cm" svg:y2="18.2cm">
          <text:p/>
        </draw:line>
        <draw:frame draw:style-name="gr4" draw:text-style-name="P2" draw:layer="layout" svg:width="8.122cm" svg:height="1cm" svg:x="7cm" svg:y="17.2cm">
          <draw:text-box>
            <text:p><text:span text:style-name="T1">xtcp_complete_send()</text:span></text:p>
          </draw:text-box>
        </draw:frame>
        <draw:line draw:style-name="gr3" draw:text-style-name="P1" draw:layer="layout" svg:x1="6.061cm" svg:y1="18.2cm" svg:x2="16.061cm" svg:y2="18.2cm">
          <text:p/>
        </draw:line>
        <draw:line draw:style-name="gr3" draw:text-style-name="P1" draw:layer="layout" svg:x1="6.061cm" svg:y1="18.2cm" svg:x2="16.061cm" svg:y2="18.2cm">
          <text:p/>
        </draw:line>
        <draw:line draw:style-name="gr3" draw:text-style-name="P1" draw:layer="layout" svg:x1="6.061cm" svg:y1="18.2cm" svg:x2="16.061cm" svg:y2="18.2cm">
          <text:p/>
        </draw:line>
        <draw:line draw:style-name="gr3" draw:text-style-name="P1" draw:layer="layout" svg:x1="6.061cm" svg:y1="21.2cm" svg:x2="16.061cm" svg:y2="21.2cm">
          <text:p/>
        </draw:line>
        <draw:frame draw:style-name="gr4" draw:text-style-name="P2" draw:layer="layout" svg:width="4.693cm" svg:height="1cm" svg:x="8.715cm" svg:y="20cm">
          <draw:text-box>
            <text:p><text:span text:style-name="T1">xtcp_recv()</text:span></text:p>
          </draw:text-box>
        </draw:frame>
        <draw:line draw:style-name="gr3" draw:text-style-name="P1" draw:layer="layout" svg:x1="6.061cm" svg:y1="21.2cm" svg:x2="16.061cm" svg:y2="21.2cm">
          <text:p/>
        </draw:line>
        <draw:line draw:style-name="gr3" draw:text-style-name="P1" draw:layer="layout" svg:x1="6.061cm" svg:y1="21.2cm" svg:x2="16.061cm" svg:y2="21.2cm">
          <text:p/>
        </draw:line>
        <draw:line draw:style-name="gr3" draw:text-style-name="P1" draw:layer="layout" svg:x1="6.061cm" svg:y1="21.2cm" svg:x2="16.061cm" svg:y2="21.2cm">
          <text:p/>
        </draw:line>
        <draw:line draw:style-name="gr3" draw:text-style-name="P1" draw:layer="layout" svg:x1="6.061cm" svg:y1="22.5cm" svg:x2="16.061cm" svg:y2="22.5cm">
          <text:p/>
        </draw:line>
        <draw:frame draw:style-name="gr4" draw:text-style-name="P2" draw:layer="layout" svg:width="5.074cm" svg:height="1cm" svg:x="8.524cm" svg:y="21.5cm">
          <draw:text-box>
            <text:p><text:span text:style-name="T1">xtcp_close()</text:span></text:p>
          </draw:text-box>
        </draw:frame>
        <draw:line draw:style-name="gr3" draw:text-style-name="P1" draw:layer="layout" svg:x1="6.061cm" svg:y1="22.5cm" svg:x2="16.061cm" svg:y2="22.5cm">
          <text:p/>
        </draw:line>
        <draw:line draw:style-name="gr3" draw:text-style-name="P1" draw:layer="layout" svg:x1="6.061cm" svg:y1="22.5cm" svg:x2="16.061cm" svg:y2="22.5cm">
          <text:p/>
        </draw:line>
        <draw:line draw:style-name="gr3" draw:text-style-name="P1" draw:layer="layout" svg:x1="6.061cm" svg:y1="22.5cm" svg:x2="16.061cm" svg:y2="22.5cm">
          <text:p/>
        </draw:line>
        <draw:custom-shape draw:style-name="gr5" draw:text-style-name="P1" draw:layer="layout" svg:width="1cm" svg:height="17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7cm" svg:x="1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88cm" svg:height="1cm" svg:x="4cm" svg:y="4.5cm">
          <draw:text-box>
            <text:p text:style-name="P3"><text:span text:style-name="T2">SERVER</text:span></text:p>
          </draw:text-box>
        </draw:frame>
        <draw:frame draw:style-name="gr4" draw:text-style-name="P2" draw:layer="layout" svg:width="5.836cm" svg:height="1cm" svg:x="8.143cm" svg:y="5.5cm">
          <draw:text-box>
            <text:p><text:span text:style-name="T1">xtcp_connect()</text:span></text:p>
          </draw:text-box>
        </draw:frame>
        <draw:frame draw:style-name="gr4" draw:text-style-name="P2" draw:layer="layout" svg:width="5.836cm" svg:height="1cm" svg:x="8.143cm" svg:y="5.5cm">
          <draw:text-box>
            <text:p><text:span text:style-name="T1">xtcp_connect()</text:span></text:p>
          </draw:text-box>
        </draw:frame>
        <draw:frame draw:style-name="gr4" draw:text-style-name="P4" draw:layer="layout" svg:width="2.788cm" svg:height="1cm" svg:x="15.212cm" svg:y="4.5cm">
          <draw:text-box>
            <text:p text:style-name="P3"><text:span text:style-name="T2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0-12-13T08:20:05</meta:creation-date>
    <dc:date>2010-12-13T08:34:14</dc:date>
    <dc:creator>David Lacey</dc:creator>
    <meta:editing-duration>PT00H14M11S</meta:editing-duration>
    <meta:editing-cycles>1</meta:editing-cycles>
    <meta:document-statistic meta:object-count="67"/>
    <meta:generator>OpenOffice.org/3.2$Unix OpenOffice.org_project/320m12$Build-9483</meta:generator>
  </office:meta>
</office:document-meta>
</file>